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Courier New" svg:font-family="'Courier New', monospace"/>
    <style:font-face style:name="Lato" svg:font-family="Lato" style:font-pitch="variable"/>
    <style:font-face style:name="Lato Black" svg:font-family="'Lato Black'" style:font-pitch="variable"/>
    <style:font-face style:name="Lato Light" svg:font-family="'Lato Light'"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ato Black"/>
    </style:style>
    <style:style style:name="P2" style:family="paragraph" style:parent-style-name="Standard">
      <style:text-properties style:font-name="Lato Light"/>
    </style:style>
    <style:style style:name="P3" style:family="paragraph" style:parent-style-name="Text_20_body">
      <style:text-properties style:font-name="Lato Light" fo:font-weight="bold" style:font-weight-asian="bold" style:font-weight-complex="bold"/>
    </style:style>
    <style:style style:name="P4" style:family="paragraph" style:parent-style-name="Text_20_body">
      <style:text-properties style:font-name="Lato Light" fo:font-weight="normal" officeooo:rsid="0018313a" officeooo:paragraph-rsid="0018313a" style:font-weight-asian="normal" style:font-weight-complex="normal"/>
    </style:style>
    <style:style style:name="P5" style:family="paragraph" style:parent-style-name="Text_20_body">
      <style:text-properties style:font-name="Lato Light" fo:font-style="italic" fo:font-weight="normal" officeooo:rsid="0018313a" officeooo:paragraph-rsid="0018313a" style:font-style-asian="italic" style:font-weight-asian="normal" style:font-style-complex="italic" style:font-weight-complex="normal"/>
    </style:style>
    <style:style style:name="P6" style:family="paragraph" style:parent-style-name="Text_20_body">
      <style:text-properties style:font-name="Lato Light" fo:font-style="italic" fo:font-weight="normal" officeooo:rsid="00188f60" officeooo:paragraph-rsid="00188f60" style:font-style-asian="italic" style:font-weight-asian="normal" style:font-style-complex="italic" style:font-weight-complex="normal"/>
    </style:style>
    <style:style style:name="P7" style:family="paragraph" style:parent-style-name="Text_20_body">
      <style:text-properties style:font-name="Lato Black" fo:font-weight="bold" style:font-weight-asian="bold" style:font-weight-complex="bold"/>
    </style:style>
    <style:style style:name="P8" style:family="paragraph" style:parent-style-name="Text_20_body">
      <style:text-properties style:font-name="Lato Light" officeooo:rsid="0018313a" officeooo:paragraph-rsid="0018313a"/>
    </style:style>
    <style:style style:name="P9" style:family="paragraph" style:parent-style-name="Text_20_body">
      <style:text-properties style:font-name="Lato Light"/>
    </style:style>
    <style:style style:name="P10" style:family="paragraph" style:parent-style-name="Text_20_body">
      <style:text-properties style:font-name="Lato"/>
    </style:style>
    <style:style style:name="P11" style:family="paragraph" style:parent-style-name="Text_20_body">
      <style:text-properties style:font-name="Lato Light" fo:font-weight="normal" officeooo:rsid="00184bbe" officeooo:paragraph-rsid="00184bbe" style:font-weight-asian="normal" style:font-weight-complex="normal"/>
    </style:style>
    <style:style style:name="P12" style:family="paragraph" style:parent-style-name="Text_20_body">
      <style:text-properties style:font-name="Lato Light" fo:font-weight="normal" officeooo:rsid="00188f60" officeooo:paragraph-rsid="00188f60" style:font-weight-asian="normal" style:font-weight-complex="normal"/>
    </style:style>
    <style:style style:name="P13" style:family="paragraph" style:parent-style-name="Text_20_body">
      <style:text-properties officeooo:paragraph-rsid="00184bbe"/>
    </style:style>
    <style:style style:name="P14" style:family="paragraph" style:parent-style-name="Standard">
      <style:text-properties style:font-name="Lato Light" officeooo:rsid="00184bbe" officeooo:paragraph-rsid="00184bbe"/>
    </style:style>
    <style:style style:name="P15" style:family="paragraph" style:parent-style-name="Standard">
      <style:text-properties style:font-name="Lato Light" officeooo:rsid="0018313a" officeooo:paragraph-rsid="00184bbe"/>
    </style:style>
    <style:style style:name="P16" style:family="paragraph" style:parent-style-name="Standard">
      <style:text-properties style:font-name="Lato Light" officeooo:rsid="0018313a" officeooo:paragraph-rsid="0018313a"/>
    </style:style>
    <style:style style:name="P17" style:family="paragraph" style:parent-style-name="Text_20_body">
      <style:paragraph-properties fo:break-before="page"/>
      <style:text-properties style:font-name="Lato Light"/>
    </style:style>
    <style:style style:name="P18" style:family="paragraph" style:parent-style-name="Text_20_body" style:master-page-name="">
      <loext:graphic-properties draw:fill="none"/>
      <style:paragraph-properties fo:margin-left="1cm" fo:margin-right="0cm" fo:margin-top="0cm" fo:margin-bottom="0.247cm" style:contextual-spacing="false" fo:line-height="115%" fo:text-indent="0cm" style:auto-text-indent="false" style:page-number="auto" fo:background-color="transparent"/>
      <style:text-properties officeooo:rsid="001993e8" officeooo:paragraph-rsid="001993e8"/>
    </style:style>
    <style:style style:name="P19" style:family="paragraph" style:parent-style-name="Text_20_body">
      <loext:graphic-properties draw:fill="none"/>
      <style:paragraph-properties fo:margin-left="1cm" fo:margin-right="0cm" fo:margin-top="0cm" fo:margin-bottom="0.247cm" style:contextual-spacing="false" fo:line-height="115%" fo:text-indent="0cm" style:auto-text-indent="false" fo:background-color="transparent"/>
      <style:text-properties officeooo:rsid="001993e8" officeooo:paragraph-rsid="001993e8"/>
    </style:style>
    <style:style style:name="P20" style:family="paragraph" style:parent-style-name="Text_20_body">
      <style:paragraph-properties fo:margin-left="0cm" fo:margin-right="0cm" fo:margin-top="0cm" fo:margin-bottom="0cm" style:contextual-spacing="false" fo:line-height="138%" fo:text-indent="0cm" style:auto-text-indent="false" style:writing-mode="lr-tb"/>
    </style:style>
    <style:style style:name="P21"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Courier New" fo:font-size="10.5pt" fo:font-style="normal" style:text-underline-style="none" fo:font-weight="normal" style:text-blinking="false" fo:background-color="transparent"/>
    </style:style>
    <style:style style:name="T1" style:family="text">
      <style:text-properties officeooo:rsid="0018313a"/>
    </style:style>
    <style:style style:name="T2" style:family="text">
      <style:text-properties style:text-position="super 58%"/>
    </style:style>
    <style:style style:name="T3" style:family="text">
      <style:text-properties fo:font-style="italic" style:font-style-asian="italic" style:font-style-complex="italic"/>
    </style:style>
    <style:style style:name="T4" style:family="text">
      <style:text-properties officeooo:rsid="00188f60"/>
    </style:style>
    <style:style style:name="T5" style:family="text">
      <style:text-properties officeooo:rsid="00184bbe"/>
    </style:style>
    <style:style style:name="T6"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9" style:family="text">
      <style:text-properties officeooo:rsid="001993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Camp 2025 – Module 1 – Checkpoint <text:span text:style-name="T1">3:<text:tab/><text:tab/> Questions</text:span></text:p>
      <text:p text:style-name="P1">Date: 2025, Feb. <text:span text:style-name="T1">10</text:span><text:span text:style-name="T2">th</text:span></text:p>
      <text:p text:style-name="P2">Student: Alexandr Gomez.</text:p>
      <text:p text:style-name="P2"/>
      <text:p text:style-name="P3"><text:span text:style-name="T1">1. </text:span>¿Cuáles son los tipos de Datos en Python?</text:p>
      <text:p text:style-name="P4"><text:tab/><text:span text:style-name="T3">Datos:</text:span></text:p>
      <text:p text:style-name="P4">Cadenas (Caracteres alfanuméricos “entre comillados”)</text:p>
      <text:p text:style-name="P4">Booleanos (Valores Verdadero o Falso para una consulta)</text:p>
      <text:p text:style-name="P4">Numeros (Integrales, Decimales, ...)</text:p>
      <text:p text:style-name="P5"><text:tab/>Estructuras de Datos</text:p>
      <text:p text:style-name="P6">Bytes / Arrays de Bytes</text:p>
      <text:p text:style-name="P5">Listas</text:p>
      <text:p text:style-name="P6">Tuplas</text:p>
      <text:p text:style-name="P6">Sets</text:p>
      <text:p text:style-name="P6">Diccionarios</text:p>
      <text:p text:style-name="P4"/>
      <text:p text:style-name="P7"><text:span text:style-name="T1">2. </text:span>¿Qué tipo de convención de nomenclatura deberíamos utilizar para las variables en Python?</text:p>
      <text:p text:style-name="P8">Tipo “snake_case”.</text:p>
      <text:p text:style-name="P9"><text:span text:style-name="T1">3. </text:span>¿Qué es un Heredoc en Python?</text:p>
      <text:p text:style-name="P8">Además de servir para documentar/comentar algo extensamente, en varias lineas, realmente usamos heredocs para introducir código a ejecutar con gran cantidad de saltos de linea sin tener que recurrir a las indicaciones manuales de salto de linea (\n)</text:p>
      <text:p text:style-name="P8">Un heredoc mantendrá la estructura de idéntica manera.</text:p>
      <text:p text:style-name="Text_20_body"/>
      <text:p text:style-name="P10"><text:span text:style-name="T1">4. </text:span>¿Qué es una interpolación de cadenas?</text:p>
      <text:p text:style-name="P11">Ocurre en casi cualquier lenguaje de programación de alto nivel, orientado a objetos:</text:p>
      <text:p text:style-name="P11">→ Permite acceder a variables previamente definidas dentro de otras variables o partes de<text:span text:style-name="T4">l código.</text:span></text:p>
      <text:p text:style-name="P12">Tenemos varias formas de interpolación:</text:p>
      <text:p text:style-name="P12"><text:tab/>* Simple, usando variables.</text:p>
      <text:p text:style-name="P12"><text:tab/>* A través de índices</text:p>
      <text:p text:style-name="P12">Ejemplos:</text:p>
      <text:p text:style-name="P12"/>
      <text:p text:style-name="P13"/>
      <text:p text:style-name="P10"><text:soft-page-break/><text:span text:style-name="T1">5. </text:span>¿Cuándo deberíamos usar comentarios en Python?</text:p>
      <text:p text:style-name="P8">Una buena práctica es documentar el código siempre. Esto es, las funciones, qué realizan, qué argumentos se podrán utilizar, etc.</text:p>
      <text:p text:style-name="P8">En cambio, una mejor práctica reside en la creación de código lo suficientemente auto-descriptivo como para prescindir de la mayoría de comentarios típicos. Es decir, puedo nombrar mis funcionas, variables, de tal manera que alguien que revise el código pueda entender fácilmente el paso a paso de su ejecución. </text:p>
      <text:p text:style-name="P9"/>
      <text:p text:style-name="P10"><text:span text:style-name="T1">6. </text:span>¿Cuáles son las diferencias entre aplicaciones monolíticas y de microservicios?</text:p>
      <text:p text:style-name="P14">Es un concepto muy similar al que identifica las arquitectura de sistemas, pero aplicado al entorno de desarrollo de aplicaciones.</text:p>
      <text:p text:style-name="P14"/>
      <text:p text:style-name="P14">Aquí, en el back-end, l<text:span text:style-name="T1">as aplicaciones monolíticas basan toda la estructura de su implementación en un “gran bloque de código” </text:span>unificado<text:span text:style-name="T1"> que integra todas y cada una de las funciones/servicios. </text:span></text:p>
      <text:p text:style-name="P15">Esto no es eficiente respecto a mantenimiento, escalabilidad ni disponibilidad pues, si ocurre una falla en ejecución será toda la aplicación la que no pueda funcionar.</text:p>
      <text:p text:style-name="P16"/>
      <text:p text:style-name="P15">El enfoque de las aplicaciones <text:span text:style-name="T5">microservicios, en cambio, basa su estructura en un concepto “modular” donde todas las implementaciones, servicios, están separados entre sí, como diferentes capas a las que la aplicación accede.</text:span></text:p>
      <text:p text:style-name="P15"/>
      <text:p text:style-name="P14">Esto mejora las deficiencias señaladas sobre las aplicaciones monolíticas.</text:p>
      <text:p text:style-name="P15"/>
      <text:p text:style-name="P14">Por ejemplo, en una implementación de “Tienda Online”, mi porción de código encargada de conectar con la API de un tercero para realizar pagos puede fallar temporalmente que, esto, no detendrá el resto de servicios integrados como realizar búsquedas en el catálogo, configurar la cesta, etc.</text:p>
      <text:p text:style-name="P14"/>
      <text:p text:style-name="P14"/>
      <text:p text:style-name="P2"/>
      <text:p text:style-name="P2"/>
      <text:p text:style-name="P2"/>
      <text:p text:style-name="P2"/>
      <text:p text:style-name="P17"><text:bookmark text:name="docs-internal-guid-eec57334-7fff-6337-fef1-7318710880a5"/><text:span text:style-name="T6">Exercise 1:</text:span><text:span text:style-name="T7"> </text:span><text:span text:style-name="T8">Create a string, number, list, and boolean, each stored in their own variable.</text:span></text:p>
      <text:p text:style-name="P18">string = ‘I am a string’</text:p>
      <text:p text:style-name="P19">is_string = True</text:p>
      <text:p text:style-name="P19">number = 37</text:p>
      <text:p text:style-name="P19">list = alpha, beta, gamma, delta</text:p>
      <text:p text:style-name="P19"/>
      <text:p text:style-name="P20"><text:span text:style-name="T6">Exercise 2:</text:span><text:span text:style-name="T7"> </text:span><text:span text:style-name="T8">Use an index to grab the first 3 letters in your string, store that in a variable. </text:span></text:p>
      <text:p text:style-name="Text_20_body"><text:tab/><text:span text:style-name="T9">shorted_string = string.index</text:span></text:p>
      <text:p text:style-name="P20"><text:span text:style-name="T6">Exercise 3:</text:span><text:span text:style-name="T7"> </text:span><text:span text:style-name="T8">Use an index to grab the first element from your list.</text:span></text:p>
      <text:p text:style-name="Text_20_body"/>
      <text:p text:style-name="P20"><text:span text:style-name="T6">Exercise 4:</text:span><text:span text:style-name="T7"> </text:span><text:span text:style-name="T8">Create a new number variable that adds 10 to your original number.</text:span></text:p>
      <text:p text:style-name="Text_20_body"/>
      <text:p text:style-name="P20"><text:span text:style-name="T6">Exercise 5:</text:span><text:span text:style-name="T7"> </text:span><text:span text:style-name="T8">Use an index to get the last element in your list.</text:span></text:p>
      <text:p text:style-name="Text_20_body"/>
      <text:p text:style-name="P20"><text:span text:style-name="T6">Exercise 6:</text:span><text:span text:style-name="T7"> </text:span><text:span text:style-name="T8">Use split to transform the following string into a list.</text:span></text:p>
      <text:p text:style-name="P21">names = 'harry,alex,susie,jared,gail,conner'</text:p>
      <text:p text:style-name="Text_20_body"/>
      <text:p text:style-name="P20"><text:span text:style-name="T6">Exercise 7:</text:span><text:span text:style-name="T7"> </text:span><text:span text:style-name="T8">Get the first word from your string using indexes. Use the upper function to transform the letters into uppercase. Create a new string that takes the uppercase word and the rest of the original string.</text:span></text:p>
      <text:p text:style-name="Text_20_body"/>
      <text:p text:style-name="P20"><text:span text:style-name="T6">Exercise 8:</text:span><text:span text:style-name="T7"> </text:span><text:span text:style-name="T8">Use string interpolation to print out a sentence that contains your number variable.</text:span></text:p>
      <text:p text:style-name="Text_20_body"/>
      <text:p text:style-name="P20"><text:span text:style-name="T6">Exercise 9:</text:span><text:span text:style-name="T7"> </text:span><text:span text:style-name="T8">Print “hello world”.</text:span></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Courier New" svg:font-family="'Courier New', monospace"/>
    <style:font-face style:name="Lato" svg:font-family="Lato" style:font-pitch="variable"/>
    <style:font-face style:name="Lato Black" svg:font-family="'Lato Black'" style:font-pitch="variable"/>
    <style:font-face style:name="Lato Light" svg:font-family="'Lato Light'"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8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0T17:51:39.026667960</meta:creation-date>
    <dc:date>2025-02-10T18:59:58.926611023</dc:date>
    <meta:editing-duration>PT11M15S</meta:editing-duration>
    <meta:editing-cycles>2</meta:editing-cycles>
    <meta:generator>LibreOffice/24.8.4.2$Linux_X86_64 LibreOffice_project/480$Build-2</meta:generator>
    <meta:document-statistic meta:table-count="0" meta:image-count="0" meta:object-count="0" meta:page-count="3" meta:paragraph-count="51" meta:word-count="590" meta:character-count="3741" meta:non-whitespace-character-count="3190"/>
  </office:meta>
</office:document-meta>
</file>